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5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6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7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8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9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0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11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12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13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14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 style:list-style-name="L15"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 style:list-style-name="L16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17"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 style:list-style-name="L18"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 style:parent-style-name="Standard" style:list-style-name="L19"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 style:parent-style-name="Standard" style:list-style-name="L8">
      <style:text-properties fo:font-size="16pt" style:font-size-asian="16pt" style:font-size-complex="16pt"/>
    </style:style>
    <style:style style:name="P23" style:family="paragraph" style:parent-style-name="Standard" style:list-style-name="L19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4" style:family="paragraph" style:parent-style-name="Standard" style:list-style-name="L1">
      <style:text-properties fo:color="#000000" style:font-name="Times New Roman" fo:font-size="16pt" style:font-size-asian="16pt" style:font-size-complex="16pt"/>
    </style:style>
    <style:style style:name="P25" style:family="paragraph" style:parent-style-name="Standard" style:list-style-name="L1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26" style:family="paragraph" style:parent-style-name="Standard" style:list-style-name="L8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27" style:family="paragraph" style:parent-style-name="Standard" style:list-style-name="L1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Consolas" style:font-name-complex="Consolas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00" style:font-name="Times New Roman" style:font-name-asian="Consolas" style:font-name-complex="Consolas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Counter:</text:p>
      <text:list xml:id="list2408099269999891803" text:style-name="L1">
        <text:list-item>
          <text:p text:style-name="P3">Functions:</text:p>
          <text:list>
            <text:list-item>
              <text:p text:style-name="P3">begin :- Returns a const_iterator to the start of the counters.</text:p>
            </text:list-item>
            <text:list-item>
              <text:p text:style-name="P3">end :- Returns a const_iterator to the end of the counter.</text:p>
            </text:list-item>
            <text:list-item>
              <text:p text:style-name="P3">size :- Returns the number of mappings in this TypeCounter.</text:p>
            </text:list-item>
            <text:list-item>
              <text:p text:style-name="P3">empty :- Returns true if this TypeCounter is empty.</text:p>
            </text:list-item>
            <text:list-item>
              <text:p text:style-name="P3">sum :- Returns the sum of all the mappings in this TypeCounter.</text:p>
            </text:list-item>
            <text:list-item>
              <text:p text:style-name="P3">getCounter(type_id) :- Returns the mapped value of the passed type_id or 0 if not found.</text:p>
            </text:list-item>
            <text:list-item>
              <text:p text:style-name="P3">setCounter(type_id, int) :- Returns the old mapped value and sets the internal value.</text:p>
            </text:list-item>
            <text:list-item>
              <text:p text:style-name="P3">incCounter(type_id, int) :- Returns the old mapped value and increments the internal value.</text:p>
            </text:list-item>
            <text:list-item>
              <text:p text:style-name="P3">getNeg :- Returns a Type Counter with all the negative counters of this type counter.</text:p>
            </text:list-item>
            <text:list-item>
              <text:p text:style-name="P3">getPos :- Returns a Type Counter with all the positive counters of this type counter.</text:p>
            </text:list-item>
            <text:list-item>
              <text:p text:style-name="P3">isPos :- Returns true if all the counters are positive.</text:p>
            </text:list-item>
            <text:list-item>
              <text:p text:style-name="P3">isNeg :- Returns true if all the counters are negative.</text:p>
            </text:list-item>
            <text:list-item>
              <text:p text:style-name="P24"><text:span text:style-name="T1">merge(map) :- </text:span><text:span text:style-name="T2">Merges the counters in the passed map into this TypeCounter. Old mappings are preserved.</text:span></text:p>
            </text:list-item>
            <text:list-item>
              <text:p text:style-name="P25">_merge(map) :- Returns the result of a merge of the right counters into this counter.</text:p>
            </text:list-item>
            <text:list-item>
              <text:p text:style-name="P25">shared :- Returns all the counters which are shared by both counters.</text:p>
            </text:list-item>
            <text:list-item>
              <text:p text:style-name="P25">difference :- Returns all the counters which are unique to this TypeCounter.</text:p>
            </text:list-item>
          </text:list>
        </text:list-item>
        <text:list-item>
          <text:p text:style-name="P3">Values:</text:p>
          <text:list>
            <text:list-item>
              <text:p text:style-name="P27">Counters :- A map of type_ids to ints.</text:p>
            </text:list-item>
          </text:list>
        </text:list-item>
      </text:list>
      <text:list xml:id="list4863168196604193370" text:style-name="L2">
        <text:list-item>
          <text:p text:style-name="P4">Notes:</text:p>
          <text:list>
            <text:list-item>
              <text:p text:style-name="P4">Description: A collection of type_ids mapped to ints.</text:p>
            </text:list-item>
          </text:list>
        </text:list-item>
      </text:list>
      <text:p text:style-name="P2">ShipTypes:</text:p>
      <text:list xml:id="list4614216219894946519" text:style-name="L3">
        <text:list-item>
          <text:p text:style-name="P5">Values:</text:p>
          <text:list>
            <text:list-item>
              <text:p text:style-name="P5">Combat Stats:</text:p>
            </text:list-item>
          </text:list>
        </text:list-item>
      </text:list>
      <text:list xml:id="list4068024172312495194" text:style-name="L4">
        <text:list-item>
          <text:p text:style-name="P6">Glance :- Chance whether a successful hit glances off the armour of a ship causing 1 damage for the glance.</text:p>
        </text:list-item>
        <text:list-item>
          <text:p text:style-name="P6">Evade :- Chance whether this ship type can evade an attack.</text:p>
        </text:list-item>
        <text:list-item>
          <text:p text:style-name="P6">Size :- The size of this ship type.</text:p>
        </text:list-item>
        <text:list-item>
          <text:p text:style-name="P6">Minimum Target :- The smallest size of ship this ship type can target.</text:p>
        </text:list-item>
        <text:list-item>
          <text:p text:style-name="P6">Maximum Target :- The largest size of ship this ship type can damage.</text:p>
        </text:list-item>
        <text:list-item>
          <text:p text:style-name="P6">Attacks :- The number of attacks that this ship type can launch at once.</text:p>
        </text:list-item>
        <text:list-item>
          <text:p text:style-name="P6">Accuracy :- Chance whether each attack this ship type launches will hit it's target.</text:p>
        </text:list-item>
        <text:list-item>
          <text:p text:style-name="P6">Name :- A String representing the name of this Ship Type.</text:p>
        </text:list-item>
      </text:list>
      <text:list xml:id="list7782230966244487768" text:style-name="L5">
        <text:list-item>
          <text:p text:style-name="P7">World Stats:</text:p>
          <text:list>
            <text:list-item>
              <text:p text:style-name="P7">Resource Cost :- The quantity of each resource which are required to construct a single ship of this type.</text:p>
            </text:list-item>
            <text:list-item>
              <text:p text:style-name="P7">Mass :- The mass of this Ship type in mass units.</text:p>
            </text:list-item>
            <text:list-item>
              <text:p text:style-name="P7">Fuel Capacity :- The quantity of fuel this type of ship can carry.</text:p>
            </text:list-item>
            <text:list-item>
              <text:p text:style-name="P7">Fuel Efficiency :- Units of fuel this type of ship consumes per unit of mass.</text:p>
            </text:list-item>
            <text:list-item>
              <text:p text:style-name="P7">Cargo Capacity :- The number of cargo units (denoting volume of cargo) which can be stored in this Ship Type.</text:p>
            </text:list-item>
            <text:list-item>
              <text:p text:style-name="P7">Role Tags :- A collection of tags denoting the roll of this Ship Type in the fleet outside of combat.</text:p>
            </text:list-item>
          </text:list>
        </text:list-item>
      </text:list>
      <text:list xml:id="list3079312339484774014" text:style-name="L6">
        <text:list-item>
          <text:p text:style-name="P8">Notes:</text:p>
          <text:list>
            <text:list-item>
              <text:p text:style-name="P8">Description :- A Ship Type denotes the stats and identifying characteristics of a ship which defines how it behaves and the functionality it provides.</text:p>
            </text:list-item>
            <text:list-item>
              <text:p text:style-name="P8">Memory :- ShipTypes to be used in the game are stored in heap memory and can be identified by their unique ID (pointer to them).</text:p>
            </text:list-item>
          </text:list>
        </text:list-item>
      </text:list>
      <text:p text:style-name="P2">ResourceType:</text:p>
      <text:list xml:id="list2472803868979858673" text:style-name="L7">
        <text:list-item>
          <text:p text:style-name="P9">Values:</text:p>
          <text:list>
            <text:list-item>
              <text:p text:style-name="P9">Mass :- The mass of a unit of this type.</text:p>
            </text:list-item>
            <text:list-item>
              <text:p text:style-name="P9">Volume :- The volume of a unit of this type.</text:p>
            </text:list-item>
          </text:list>
        </text:list-item>
        <text:list-item>
          <text:p text:style-name="P9">Notes:</text:p>
          <text:list>
            <text:list-item>
              <text:p text:style-name="P9">Description :- A mass and volume value.</text:p>
            </text:list-item>
            <text:list-item>
              <text:p text:style-name="P9">Memory :- ResourceTypes to be used in the game are stored in heap memory and can be identified by their unique ID (pointer to them).</text:p>
            </text:list-item>
          </text:list>
        </text:list-item>
      </text:list>
      <text:p text:style-name="P2">Fleet:</text:p>
      <text:list xml:id="list8510570544154324991" text:style-name="L8">
        <text:list-item>
          <text:p text:style-name="P10">Functions:</text:p>
          <text:list>
            <text:list-item>
              <text:p text:style-name="P10">getByTag(RollTagSet, RollTagSet) :- Returns the ship counters whose types have and exclude the passed tags.</text:p>
            </text:list-item>
            <text:list-item>
              <text:p text:style-name="P10">getRange :- Returns the range which this Fleet can travel before running out of fuel.</text:p>
            </text:list-item>
            <text:list-item>
              <text:p text:style-name="P10">getRoleTags :- Returns the cumulative role tags of all the ShipTypes of this Fleet.</text:p>
            </text:list-item>
            <text:list-item>
              <text:p text:style-name="P10">getFuelEfficiency :- Returns the cumulative fuel efficiency of all the Ships.</text:p>
            </text:list-item>
            <text:list-item>
              <text:p text:style-name="P10">getFuelCapacity :- Returns the cumulative fuel capacity of this Fleet.</text:p>
            </text:list-item>
            <text:list-item>
              <text:p text:style-name="P10">getFuel :- Returns the fuel in this Fleet.</text:p>
            </text:list-item>
            <text:list-item>
              <text:p text:style-name="P10">setFuel(int) :- Returns the old fuel value and sets the internal value.</text:p>
            </text:list-item>
            <text:list-item>
              <text:p text:style-name="P10">incFuel(int) :- Returns the old fuel value and increments the internal value.</text:p>
            </text:list-item>
            <text:list-item>
              <text:p text:style-name="P10">getCargoCapacity :- Returns the cumulative cargo capacity of this Fleet.</text:p>
            </text:list-item>
            <text:list-item>
              <text:p text:style-name="P10">getCargoVolume :- Returns the volume of all the cargo in this Fleet.</text:p>
            </text:list-item>
            <text:list-item>
              <text:p text:style-name="P22"><text:span text:style-name="T1">g</text:span><text:span text:style-name="T3">etCargoMass :- </text:span><text:span text:style-name="T4">Returns the mass of all the cargo in this Fleet.</text:span></text:p>
            </text:list-item>
            <text:list-item>
              <text:p text:style-name="P26">getFleetMass :- Returns the mass of all the cargo and Ships in this Fleet.</text:p>
            </text:list-item>
          </text:list>
        </text:list-item>
      </text:list>
      <text:list xml:id="list4434205703494832773" text:style-name="L9">
        <text:list-item>
          <text:p text:style-name="P11">Values:</text:p>
          <text:list>
            <text:list-item>
              <text:p text:style-name="P11">Fuel :- The amount of fuel the Fleet has.</text:p>
            </text:list-item>
            <text:list-item>
              <text:p text:style-name="P11">Faction :- The alignment of this Fleet within the game.</text:p>
            </text:list-item>
            <text:list-item>
              <text:p text:style-name="P11">Ships :- A count of the number of Ships of a particular type within this Fleet.</text:p>
            </text:list-item>
            <text:list-item>
              <text:p text:style-name="P11">Cargo :- A count of the quantity of different types of cargo contained within this Fleet.</text:p>
            </text:list-item>
            <text:list-item>
              <text:p text:style-name="P11">Name :- A String representing the name of this Fleet.</text:p>
            </text:list-item>
          </text:list>
        </text:list-item>
      </text:list>
      <text:list xml:id="list6139514720637792992" text:style-name="L10">
        <text:list-item>
          <text:p text:style-name="P12">Notes:</text:p>
          <text:list>
            <text:list-item>
              <text:p text:style-name="P12">Description :- A Fleet is a collection of counters of different ShipTypes.</text:p>
            </text:list-item>
          </text:list>
        </text:list-item>
      </text:list>
      <text:p text:style-name="P2">ConstructType:</text:p>
      <text:list xml:id="list21232968" text:continue-numbering="true" text:style-name="L10">
        <text:list-item>
          <text:p text:style-name="P12">Values:</text:p>
          <text:list>
            <text:list-item>
              <text:p text:style-name="P12">Resource Shift :- A counter of the change in resources produced by this type of construct.</text:p>
            </text:list-item>
            <text:list-item>
              <text:p text:style-name="P12">Resource Capacity :- A counter of the quantity of resources units this type of construct can store.</text:p>
            </text:list-item>
            <text:list-item>
              <text:p text:style-name="P12">Construct Cost :- A counter of the resources required to build a new instance of this construct type.</text:p>
            </text:list-item>
            <text:list-item>
              <text:p text:style-name="P12">De-construct Cost :- A counter of the resources returned when de-constructing this construct type.</text:p>
            </text:list-item>
            <text:list-item>
              <text:p text:style-name="P12">Tags :- A collection of tags for this type of construct.</text:p>
            </text:list-item>
            <text:list-item>
              <text:p text:style-name="P12">Construct Name :- A String representing the name of this type of Construct.</text:p>
            </text:list-item>
          </text:list>
        </text:list-item>
      </text:list>
      <text:list xml:id="list3292428108253305964" text:style-name="L11">
        <text:list-item>
          <text:p text:style-name="P13">Notes:</text:p>
          <text:list>
            <text:list-item>
              <text:p text:style-name="P13">Description :- Defines a template for a type of construct which can be built on Planets.</text:p>
            </text:list-item>
            <text:list-item>
              <text:p text:style-name="P13">Super Construct :- When a Planet is completely covered with the same type of Construct it operates as a super Construct; this means that the planet collectively produces more resources for less cost.</text:p>
            </text:list-item>
            <text:list-item>
              <text:p text:style-name="P13">Memory :- ConstructTypes to be used in the game are stored in heap memory and can be identified by their unique ID (pointer to them).</text:p>
            </text:list-item>
          </text:list>
        </text:list-item>
      </text:list>
      <text:p text:style-name="P2">Construct:</text:p>
      <text:list xml:id="list2407044477127022352" text:style-name="L12">
        <text:list-item>
          <text:p text:style-name="P14">Values:</text:p>
          <text:list>
            <text:list-item>
              <text:p text:style-name="P14">TypeID :- An ID for the ConstructType which represents this Construct.</text:p>
            </text:list-item>
            <text:list-item>
              <text:p text:style-name="P14">Active :- True if the Construct is currently active and is producing a change in resources.</text:p>
            </text:list-item>
          </text:list>
        </text:list-item>
      </text:list>
      <text:list xml:id="list3620850555472010803" text:style-name="L13">
        <text:list-item>
          <text:p text:style-name="P15">Notes:</text:p>
          <text:list>
            <text:list-item>
              <text:p text:style-name="P15">Description :- A Construct represents a actualised instance of a ConstructType.</text:p>
            </text:list-item>
          </text:list>
        </text:list-item>
      </text:list>
      <text:p text:style-name="P2">Planet:</text:p>
      <text:list xml:id="list4216384386416910485" text:style-name="L14">
        <text:list-item>
          <text:p text:style-name="P16">Functions:</text:p>
          <text:list>
            <text:list-item>
              <text:p text:style-name="P16">isSuperConstruct :- True if the Planet is populated by a <text:span text:style-name="T5">Super</text:span> Construct.</text:p>
            </text:list-item>
            <text:list-item>
              <text:p text:style-name="P16">findConstruct(Construct) :- Returns a pointer to the construct and True if it was found.</text:p>
            </text:list-item>
            <text:list-item>
              <text:p text:style-name="P16">getConstructsByTag(FunctionTagSet, FunctionTagSet) :- Returns all the Constructs which are active and whose types have and exclude the passed tags.</text:p>
            </text:list-item>
            <text:list-item>
              <text:p text:style-name="P16">getTags :- Returns the combined tags of all the Constructs on this Planet.</text:p>
            </text:list-item>
            <text:list-item>
              <text:p text:style-name="P16">getResourceCapacity :- Returns the combined capacity for resource for the Planet and all its Constructs.</text:p>
            </text:list-item>
            <text:list-item>
              <text:p text:style-name="P16">getResourceCapacity(resource_id) :- Returns the capacity for this resource for the Planet and all its Constructs.</text:p>
            </text:list-item>
            <text:list-item>
              <text:p text:style-name="P16">isFilled(int) :- True if the passed index is filled.</text:p>
            </text:list-item>
          </text:list>
        </text:list-item>
      </text:list>
      <text:list xml:id="list8399641221055771137" text:style-name="L15">
        <text:list-item>
          <text:p text:style-name="P17">Values:</text:p>
          <text:list>
            <text:list-item>
              <text:p text:style-name="P17">Faction :- The faction alignment of this Planet.</text:p>
            </text:list-item>
            <text:list-item>
              <text:p text:style-name="P17">Resources :- A TypeCounter of all the resources on this Planet.</text:p>
            </text:list-item>
            <text:list-item>
              <text:p text:style-name="P17">Natural Capacity :- A TypeCounter of the natural capacities for resources units on this Planet.</text:p>
            </text:list-item>
            <text:list-item>
              <text:p text:style-name="P17">Sites :- A collection of all the Constructs built on this Planet.</text:p>
            </text:list-item>
            <text:list-item>
              <text:p text:style-name="P17">Satellites :- A collection of all the Constructs in orbit around this Planet.</text:p>
            </text:list-item>
            <text:list-item>
              <text:p text:style-name="P17">Name :- A String representing the name of this Planet.</text:p>
            </text:list-item>
          </text:list>
        </text:list-item>
      </text:list>
      <text:list xml:id="list8582077190407187088" text:style-name="L16">
        <text:list-item>
          <text:p text:style-name="P18">Notes:</text:p>
          <text:list>
            <text:list-item>
              <text:p text:style-name="P18">Description :- A Planet has a collection of resource and can support a set number of Constructs on it's surface or any number in it's orbit.</text:p>
            </text:list-item>
          </text:list>
        </text:list-item>
      </text:list>
      <text:p text:style-name="P2">SolarSystem:</text:p>
      <text:list xml:id="list3011733863983578873" text:style-name="L17">
        <text:list-item>
          <text:p text:style-name="P19">Functions:</text:p>
          <text:list>
            <text:list-item>
              <text:p text:style-name="P19">getResources :- Returns the collective resource units of all the Planets in the SolarSystems.</text:p>
            </text:list-item>
            <text:list-item>
              <text:p text:style-name="P19">getResource(resource_type) :- Returns the collective resource units of all the Planets in the SolarSystems for the resource type.</text:p>
            </text:list-item>
            <text:list-item>
              <text:p text:style-name="P19">getFleetsByTags(RollTagSet, RollTagSet) :- Returns all Fleets which contain ships whose types have and exclude the passed tags.</text:p>
            </text:list-item>
            <text:list-item>
              <text:p text:style-name="P19">addFleet(Fleet) :- Adds the passed Fleet to the SolarSystem.</text:p>
            </text:list-item>
            <text:list-item>
              <text:p text:style-name="P19">removeFleet(Fleet) :- Removes the passed Fleet from the SolarSystem.</text:p>
            </text:list-item>
            <text:list-item>
              <text:p text:style-name="P19">getFaction :- Returns the faction of the SolarSystem.</text:p>
            </text:list-item>
            <text:list-item>
              <text:p text:style-name="P19">iterate :- Performs the change in this SolarSystem for a single game tick.</text:p>
            </text:list-item>
          </text:list>
        </text:list-item>
        <text:list-item>
          <text:p text:style-name="P19">Values:</text:p>
          <text:list>
            <text:list-item>
              <text:p text:style-name="P19">Name :- A String representing the name of this SolarSystem.</text:p>
            </text:list-item>
            <text:list-item>
              <text:p text:style-name="P19">Stars :- The number of stars in this SolarSystem.</text:p>
            </text:list-item>
            <text:list-item>
              <text:p text:style-name="P19">Planets :- The collection of Planets in this SolarSystem.</text:p>
            </text:list-item>
            <text:list-item>
              <text:p text:style-name="P19">Fleets :- The collection of Fleets in this SolarSystem.</text:p>
            </text:list-item>
          </text:list>
        </text:list-item>
        <text:list-item>
          <text:p text:style-name="P19">Notes:</text:p>
          <text:list>
            <text:list-item>
              <text:p text:style-name="P19">Description :- A SolarSystem is a collection of stars, Planets and Fleets.</text:p>
            </text:list-item>
          </text:list>
        </text:list-item>
      </text:list>
      <text:p text:style-name="P2">StarSector:</text:p>
      <text:list xml:id="list3475974714395543502" text:style-name="L18">
        <text:list-item>
          <text:p text:style-name="P20">Functions:</text:p>
          <text:list>
            <text:list-item>
              <text:p text:style-name="P20">getFaction :- Returns the faction for the StarSector.</text:p>
            </text:list-item>
            <text:list-item>
              <text:p text:style-name="P20">getResources :- Returns the collective resource units of all the Planets of all the Planets in the SolarSystems of this StarSector.</text:p>
            </text:list-item>
            <text:list-item>
              <text:p text:style-name="P20">getResource(resource_type) :- Returns the collective resource units of all the Planets of all the Planets in the SolarSystems of this StarSector of the resource type.</text:p>
            </text:list-item>
            <text:list-item>
              <text:p text:style-name="P20">iterate :- Performs a single iteration on each SolarSystem in this StarSector.</text:p>
            </text:list-item>
          </text:list>
        </text:list-item>
        <text:list-item>
          <text:p text:style-name="P20">Values:</text:p>
          <text:list>
            <text:list-item>
              <text:p text:style-name="P20">Name :- A String representing the name of the StarSector.</text:p>
            </text:list-item>
            <text:list-item>
              <text:p text:style-name="P20">Systems :- The collection of SolarSystems in this StarSector.</text:p>
            </text:list-item>
          </text:list>
        </text:list-item>
        <text:list-item>
          <text:p text:style-name="P20">Notes:</text:p>
          <text:list>
            <text:list-item>
              <text:p text:style-name="P20">Description :- A StarSector is a group of indexed SolarSystems.</text:p>
            </text:list-item>
          </text:list>
        </text:list-item>
      </text:list>
      <text:p text:style-name="P2">Galaxy:</text:p>
      <text:list xml:id="list6706924386376706696" text:style-name="L19">
        <text:list-item>
          <text:p text:style-name="P21">Functions:</text:p>
          <text:list>
            <text:list-item>
              <text:p text:style-name="P21">addSector(StarSector, <text:span text:style-name="T5">double(range), coordinate(location)</text:span>) :- Adds the passed StarSector and returns the coordinates to it.</text:p>
            </text:list-item>
            <text:list-item>
              <text:p text:style-name="P23">getSector(Coordinate) :- Returns the StarSector mapped to the passed coordinate.</text:p>
            </text:list-item>
            <text:list-item>
              <text:p text:style-name="P23">getCentre :- Returns the coordinate for the centre of this Galaxy.</text:p>
            </text:list-item>
            <text:list-item>
              <text:p text:style-name="P23">iterate :- Iterates all the StarSector in the map.</text:p>
            </text:list-item>
            <text:list-item>
              <text:p text:style-name="P23">newCoordinate(double(range), coordinate(location)) :- Returns a new randomised coordinate which is a randomly up to 'range' away from 'location'. The new coordinate is guaranteed to not already exist in the game world.</text:p>
            </text:list-item>
          </text:list>
        </text:list-item>
        <text:list-item>
          <text:p text:style-name="P21">Values:</text:p>
          <text:list>
            <text:list-item>
              <text:p text:style-name="P21">Name :- A String representing the name of this Galaxy.</text:p>
            </text:list-item>
            <text:list-item>
              <text:p text:style-name="P21">Sectors :- The map of StarSectors for the Galaxy to coordinates.</text:p>
            </text:list-item>
          </text:list>
        </text:list-item>
        <text:list-item>
          <text:p text:style-name="P21">Notes:</text:p>
          <text:list>
            <text:list-item>
              <text:p text:style-name="P21">Description :- A Galaxy is a map of StarSector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echaz</meta:initial-creator>
    <meta:creation-date>2016-11-07T23:29:15.06</meta:creation-date>
    <dc:date>2016-11-09T01:04:09.79</dc:date>
    <dc:creator>Daniel Bechaz</dc:creator>
    <meta:editing-duration>PT15H42M32S</meta:editing-duration>
    <meta:editing-cycles>63</meta:editing-cycles>
    <meta:generator>OpenOffice/4.1.3$Win32 OpenOffice.org_project/413m1$Build-9783</meta:generator>
    <meta:document-statistic meta:table-count="0" meta:image-count="0" meta:object-count="0" meta:page-count="10" meta:paragraph-count="147" meta:word-count="1643" meta:character-count="9172"/>
  </office:meta>
</office:document-meta>
</file>